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ésulta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conf</text:p>
          </table:table-cell>
          <table:table-cell table:style-name="Default" office:value-type="string" calcext:value-type="string">
            <text:p>temps (milliseconde)</text:p>
          </table:table-cell>
          <table:table-cell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onf/ml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32754" calcext:value-type="float">
            <text:p>32754</text:p>
          </table:table-cell>
          <table:table-cell office:value-type="float" office:value="1728.81" calcext:value-type="float">
            <text:p>1728,81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.94" calcext:value-type="float">
            <text:p>18,94</text:p>
          </table:table-cell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41.07" calcext:value-type="float">
            <text:p>41,07</text:p>
          </table:table-cell>
          <table:table-cell office:value-type="float" office:value="25.35" calcext:value-type="float">
            <text:p>25,35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1.53" calcext:value-type="float">
            <text:p>21,53</text:p>
          </table:table-cell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 office:value-type="float" office:value="23.79" calcext:value-type="float">
            <text:p>23,79</text:p>
          </table:table-cell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float" office:value="28.54" calcext:value-type="float">
            <text:p>28,54</text:p>
          </table:table-cell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26.66" calcext:value-type="float">
            <text:p>26,66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79370.65" calcext:value-type="float">
            <text:p>79370,65</text:p>
          </table:table-cell>
          <table:table-cell office:value-type="float" office:value="3686.97" calcext:value-type="float">
            <text:p>3686,97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35.38" calcext:value-type="float">
            <text:p>35,38</text:p>
          </table:table-cell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198.61" calcext:value-type="float">
            <text:p>198,61</text:p>
          </table:table-cell>
          <table:table-cell office:value-type="float" office:value="57.24" calcext:value-type="float">
            <text:p>57,24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float" office:value="27.88" calcext:value-type="float">
            <text:p>27,88</text:p>
          </table:table-cell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2" office:value-type="float" office:value="29.87" calcext:value-type="float">
            <text:p>29,87</text:p>
          </table:table-cell>
        </table:table-row>
        <table:table-row table:style-name="ro1">
          <table:table-cell table:number-columns-repeated="6"/>
          <table:table-cell table:style-name="ce2" office:value-type="float" office:value="8" calcext:value-type="float">
            <text:p>8</text:p>
          </table:table-cell>
          <table:table-cell table:style-name="ce2" office:value-type="float" office:value="29.9" calcext:value-type="float">
            <text:p>29,9</text:p>
          </table:table-cell>
        </table:table-row>
        <table:table-row table:style-name="ro1"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2" office:value-type="float" office:value="32.26" calcext:value-type="float">
            <text:p>32,26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193475.45" calcext:value-type="float">
            <text:p>193475,45</text:p>
          </table:table-cell>
          <table:table-cell office:value-type="float" office:value="8131.29" calcext:value-type="float">
            <text:p>8131,29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.15" calcext:value-type="float">
            <text:p>34,15</text:p>
          </table:table-cell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381.41" calcext:value-type="float">
            <text:p>381,41</text:p>
          </table:table-cell>
          <table:table-cell office:value-type="float" office:value="123.45" calcext:value-type="float">
            <text:p>123,45</text:p>
          </table:table-cell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32.54" calcext:value-type="float">
            <text:p>32,54</text:p>
          </table:table-cell>
        </table:table-row>
        <table:table-row table:style-name="ro1">
          <table:table-cell table:number-columns-repeated="6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.61" calcext:value-type="float">
            <text:p>27,61</text:p>
          </table:table-cell>
        </table:table-row>
        <table:table-row table:style-name="ro1"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.33" calcext:value-type="float">
            <text:p>28,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573920.52" calcext:value-type="float">
            <text:p>573920,52</text:p>
          </table:table-cell>
          <table:table-cell office:value-type="float" office:value="20109.94" calcext:value-type="float">
            <text:p>20109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1681.62" calcext:value-type="float">
            <text:p>1681,62</text:p>
          </table:table-cell>
          <table:table-cell office:value-type="float" office:value="232.83" calcext:value-type="float">
            <text:p>232,83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1598718.65" calcext:value-type="float">
            <text:p>1598718,65</text:p>
          </table:table-cell>
          <table:table-cell office:value-type="float" office:value="59959.52" calcext:value-type="float">
            <text:p>59959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39999.09" calcext:value-type="float">
            <text:p>39999,09</text:p>
          </table:table-cell>
          <table:table-cell office:value-type="float" office:value="11393.46" calcext:value-type="float">
            <text:p>11393,46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3291286.62" calcext:value-type="float">
            <text:p>3291286,62</text:p>
          </table:table-cell>
          <table:table-cell office:value-type="float" office:value="93026.93" calcext:value-type="float">
            <text:p>93026,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123282.61" calcext:value-type="float">
            <text:p>123282,61</text:p>
          </table:table-cell>
          <table:table-cell office:value-type="float" office:value="15472.6" calcext:value-type="float">
            <text:p>15472,6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5469041.71" calcext:value-type="float">
            <text:p>5469041,71</text:p>
          </table:table-cell>
          <table:table-cell office:value-type="float" office:value="196169.95" calcext:value-type="float">
            <text:p>196169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232974.67" calcext:value-type="float">
            <text:p>232974,67</text:p>
          </table:table-cell>
          <table:table-cell office:value-type="float" office:value="21672.68" calcext:value-type="float">
            <text:p>21672,68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7959320.86" calcext:value-type="float">
            <text:p>7959320,86</text:p>
          </table:table-cell>
          <table:table-cell office:value-type="float" office:value="266452.76" calcext:value-type="float">
            <text:p>266452,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344705.33" calcext:value-type="float">
            <text:p>344705,33</text:p>
          </table:table-cell>
          <table:table-cell office:value-type="float" office:value="37875.48" calcext:value-type="float">
            <text:p>37875,48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10539474.37" calcext:value-type="float">
            <text:p>10539474,37</text:p>
          </table:table-cell>
          <table:table-cell office:value-type="float" office:value="352532.16" calcext:value-type="float">
            <text:p>352532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314584.3" calcext:value-type="float">
            <text:p>314584,3</text:p>
          </table:table-cell>
          <table:table-cell office:value-type="float" office:value="44183.86" calcext:value-type="float">
            <text:p>44183,86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12985941.71" calcext:value-type="float">
            <text:p>12985941,71</text:p>
          </table:table-cell>
          <table:table-cell office:value-type="float" office:value="402507.47" calcext:value-type="float">
            <text:p>402507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426031.46" calcext:value-type="float">
            <text:p>426031,46</text:p>
          </table:table-cell>
          <table:table-cell office:value-type="float" office:value="67515.58" calcext:value-type="float">
            <text:p>67515,58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15173325.33" calcext:value-type="float">
            <text:p>15173325,33</text:p>
          </table:table-cell>
          <table:table-cell office:value-type="float" office:value="444346.08" calcext:value-type="float">
            <text:p>444346,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401206.05" calcext:value-type="float">
            <text:p>401206,05</text:p>
          </table:table-cell>
          <table:table-cell office:value-type="float" office:value="81555.84" calcext:value-type="float">
            <text:p>81555,84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17237373" calcext:value-type="float">
            <text:p>17237373</text:p>
          </table:table-cell>
          <table:table-cell office:value-type="float" office:value="529797.83" calcext:value-type="float">
            <text:p>529797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481762.57" calcext:value-type="float">
            <text:p>481762,57</text:p>
          </table:table-cell>
          <table:table-cell office:value-type="float" office:value="104634.79" calcext:value-type="float">
            <text:p>104634,79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18949851" calcext:value-type="float">
            <text:p>18949851</text:p>
          </table:table-cell>
          <table:table-cell office:value-type="float" office:value="686271.6" calcext:value-type="float">
            <text:p>68627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264339.31" calcext:value-type="float">
            <text:p>264339,31</text:p>
          </table:table-cell>
          <table:table-cell office:value-type="float" office:value="51366.01" calcext:value-type="float">
            <text:p>51366,01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yenne</text:p>
          </table:table-cell>
          <table:table-cell office:value-type="float" office:value="20471913" calcext:value-type="float">
            <text:p>20471913</text:p>
          </table:table-cell>
          <table:table-cell office:value-type="float" office:value="722521.5" calcext:value-type="float">
            <text:p>72252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cart type</text:p>
          </table:table-cell>
          <table:table-cell office:value-type="float" office:value="362422.69" calcext:value-type="float">
            <text:p>362422,69</text:p>
          </table:table-cell>
          <table:table-cell office:value-type="float" office:value="77024.34" calcext:value-type="float">
            <text:p>77024,3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8:00:08.224270832</dc:date>
    <meta:editing-duration>PT12M15S</meta:editing-duration>
    <meta:editing-cycles>2</meta:editing-cycles>
    <meta:generator>LibreOffice/6.4.7.2$Linux_X86_64 LibreOffice_project/40$Build-2</meta:generator>
    <meta:document-statistic meta:table-count="1" meta:cell-count="116" meta:object-count="0"/>
  </office:meta>
</office:document-meta>
</file>